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6f9d4" draw:textarea-horizontal-align="justify" draw:textarea-vertical-align="middle" draw:auto-grow-height="false" fo:min-height="0.385cm" fo:min-width="3.62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4.194cm" fo:min-width="3.62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5.464cm" fo:min-width="3.627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color="#158466" draw:fill="none" draw:textarea-vertical-align="middle"/>
    </style:style>
    <style:style style:name="gr6" style:family="graphic" style:parent-style-name="objectwithoutfill">
      <style:graphic-properties svg:stroke-color="#ff4000" draw:fill="none" draw:textarea-vertical-align="middle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 style:writing-mode="lr-tb"/>
      <style:text-properties fo:font-size="11pt" style:font-size-asian="11pt" style:font-size-complex="11pt"/>
    </style:style>
    <style:style style:name="P2" style:family="paragraph">
      <loext:graphic-properties draw:fill-color="#f6f9d4"/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style:paragraph-properties fo:text-align="center" style:writing-mode="lr-tb"/>
      <style:text-properties fo:font-size="9pt" style:font-size-asian="9pt" style:font-size-complex="9pt"/>
    </style:style>
    <style:style style:name="P4" style:family="paragraph"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-color="#f6f9d4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27cm" svg:height="0.635cm" svg:x="9.421cm" svg:y="1.752cm">
          <text:p text:style-name="P1"><text:span text:style-name="T1">RO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9.421cm" svg:y="2.388cm">
          <text:p text:style-name="P3"><text:span text:style-name="T2">Id (PK)</text:span></text:p>
          <text:p text:style-name="P3"><text:span text:style-name="T2">Name TEXT</text:span></text:p>
          <text:p text:style-name="P3"><text:span text:style-name="T2">max_guests INTEGER</text:span></text:p>
          <text:p text:style-name="P3"><text:span text:style-name="T2">min_guests INTEGER</text:span></text:p>
          <text:p text:style-name="P3"><text:span text:style-name="T2">max_adults INTEGER</text:span></text:p>
          <text:p text:style-name="P3"><text:span text:style-name="T2">max_children INTEGER</text:span></text:p>
          <text:p text:style-name="P3"><text:span text:style-name="T2">total_of_this_type INTEGER</text:span></text:p>
          <text:p text:style-name="P3"><text:span text:style-name="T2">room_image TEXT</text:span></text:p>
          <text:p text:style-name="P3"><text:span text:style-name="T2">room_description 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15.136cm" svg:y="1.752cm">
          <text:p text:style-name="P1"><text:span text:style-name="T1">RATE PLA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15.135cm" svg:y="2.388cm">
          <text:p text:style-name="P3"><text:span text:style-name="T2">Id (PK)</text:span></text:p>
          <text:p text:style-name="P3"><text:span text:style-name="T2">rate_type_id (FR)</text:span></text:p>
          <text:p text:style-name="P3"><text:span text:style-name="T2">adult <text:s/>INTEGER</text:span></text:p>
          <text:p text:style-name="P3"><text:span text:style-name="T2">single_adult INTEGER</text:span></text:p>
          <text:p text:style-name="P3"><text:span text:style-name="T2">child_under_12_rb INT</text:span></text:p>
          <text:p text:style-name="P3"><text:span text:style-name="T2">child_under_12_exb INT</text:span></text:p>
          <text:p text:style-name="P3"><text:span text:style-name="T2">child_under_7_exb INT</text:span></text:p>
          <text:p text:style-name="P3"><text:span text:style-name="T2">child_under_2_exb INT</text:span></text:p>
          <text:p text:style-name="P3"><text:span text:style-name="T2">from_date DATE</text:span></text:p>
          <text:p text:style-name="P3"><text:span text:style-name="T2">to_date 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21.955cm" svg:y="5.762cm">
          <text:p text:style-name="P1"><text:span text:style-name="T1">RATE TYP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21.955cm" svg:y="6.397cm">
          <text:p text:style-name="P3"><text:span text:style-name="T2">Id (PK)</text:span></text:p>
          <text:p text:style-name="P3"><text:span text:style-name="T2">rate_type 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4.022cm" svg:y="1.752cm">
          <text:p text:style-name="P1"><text:span text:style-name="T1">LISTED RO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4.023cm" svg:y="2.388cm">
          <text:p text:style-name="P3"><text:span text:style-name="T2">Id (PK)</text:span></text:p>
          <text:p text:style-name="P3"><text:span text:style-name="T2">room_id (FR)</text:span></text:p>
          <text:p text:style-name="P3"><text:span text:style-name="T2">rate_plan_id (FR)</text:span></text:p>
          <text:p text:style-name="P3"><text:span text:style-name="T2">listed_date DATE</text:span></text:p>
          <text:p text:style-name="P3"><text:span text:style-name="T2">quantity_per_date INT</text:span></text:p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4.022cm" svg:y="8.42cm">
          <text:p text:style-name="P1"><text:span text:style-name="T1">ROOM AVAILABILIT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4.023cm" svg:y="9.056cm">
          <text:p text:style-name="P3"><text:span text:style-name="T2">Id (PK)</text:span></text:p>
          <text:p text:style-name="P3"><text:span text:style-name="T2">listed_room_id (FR)</text:span></text:p>
          <text:p text:style-name="P3"><text:span text:style-name="T2">left_to_sell INTEGER</text:span></text:p>
          <text:p text:style-name="P3"><text:span text:style-name="T2">booked_quantity INTEGER</text:span></text:p>
          <text:p text:style-name="P3"><text:span text:style-name="T2">is_it_available BOOLEAN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4.127cm" svg:height="0.635cm" svg:x="9.42cm" svg:y="13.5cm">
          <text:p text:style-name="P4"><text:span text:style-name="T3"><text:s/></text:span><text:span text:style-name="T1">RESERV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27cm" svg:height="5.714cm" svg:x="9.421cm" svg:y="14.136cm">
          <text:p text:style-name="P3"><text:span text:style-name="T2">Id (PK)</text:span></text:p>
          <text:p text:style-name="P3"><text:span text:style-name="T2">client_id (FR)</text:span></text:p>
          <text:p text:style-name="P3"><text:span text:style-name="T2">room_id (FR)</text:span></text:p>
          <text:p text:style-name="P3"><text:span text:style-name="T2">reservation_number INT</text:span></text:p>
          <text:p text:style-name="P3"><text:span text:style-name="T2">check_in_date DATE</text:span></text:p>
          <text:p text:style-name="P3"><text:span text:style-name="T2">check_in_time TIME</text:span></text:p>
          <text:p text:style-name="P3"><text:span text:style-name="T2">check_out_date DATE</text:span></text:p>
          <text:p text:style-name="P3"><text:span text:style-name="T2">total_rooms_reserved INT</text:span></text:p>
          <text:p text:style-name="P3"><text:span text:style-name="T2">total_guests INTEGER</text:span></text:p>
          <text:p text:style-name="P3"><text:span text:style-name="T2">total_adults INTEGER</text:span></text:p>
          <text:p text:style-name="P3"><text:span text:style-name="T2">total_children INTEGER</text:span></text:p>
          <text:p text:style-name="P3"><text:span text:style-name="T2">children_age INT</text:span></text:p>
          <text:p text:style-name="P3"><text:span text:style-name="T2">Note TEXT</text:span></text:p>
          <text:p text:style-name="P3"><text:span text:style-name="T2">total_sum INT</text:span></text:p>
          <text:p text:style-name="P3"><text:span text:style-name="T2">date_created 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15.135cm" svg:y="8.42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15.135cm" svg:y="9.056cm">
          <text:p text:style-name="P3"><text:span text:style-name="T2">Id (PK)</text:span></text:p>
          <text:p text:style-name="P3"><text:span text:style-name="T2">reservation_id (FR)</text:span></text:p>
          <text:p text:style-name="P3"><text:span text:style-name="T2">first_name TEXT</text:span></text:p>
          <text:p text:style-name="P3"><text:span text:style-name="T2">last_name TEXT</text:span></text:p>
          <text:p text:style-name="P3"><text:span text:style-name="T2">phone_number TEXT</text:span></text:p>
          <text:p text:style-name="P3"><text:span text:style-name="T2">email_address TEX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547cm" svg:y1="2.387cm" svg:x2="13.547cm" svg:y2="3.022cm">
          <text:p/>
        </draw:line>
        <draw:line draw:style-name="gr4" draw:text-style-name="P6" draw:layer="layout" svg:x1="13.547cm" svg:y1="2.387cm" svg:x2="13.547cm" svg:y2="2.705cm">
          <text:p/>
        </draw:line>
        <draw:line draw:style-name="gr4" draw:text-style-name="P6" draw:layer="layout" svg:x1="13.547cm" svg:y1="2.387cm" svg:x2="13.547cm" svg:y2="3.022cm">
          <text:p/>
        </draw:line>
        <draw:line draw:style-name="gr4" draw:text-style-name="P6" draw:layer="layout" svg:x1="8.15cm" svg:y1="3.022cm" svg:x2="8.785cm" svg:y2="3.022cm">
          <text:p/>
        </draw:line>
        <draw:line draw:style-name="gr4" draw:text-style-name="P6" draw:layer="layout" svg:x1="8.785cm" svg:y1="2.705cm" svg:x2="8.785cm" svg:y2="3.022cm">
          <text:p/>
        </draw:line>
        <draw:line draw:style-name="gr4" draw:text-style-name="P6" draw:layer="layout" svg:x1="8.785cm" svg:y1="2.705cm" svg:x2="9.42cm" svg:y2="2.705cm">
          <text:p/>
        </draw:line>
        <draw:line draw:style-name="gr5" draw:text-style-name="P6" draw:layer="layout" svg:x1="4.022cm" svg:y1="2.705cm" svg:x2="3.07cm" svg:y2="2.705cm">
          <text:p/>
        </draw:line>
        <draw:line draw:style-name="gr5" draw:text-style-name="P6" draw:layer="layout" svg:x1="3.083cm" svg:y1="2.705cm" svg:x2="3.083cm" svg:y2="9.69cm">
          <text:p/>
        </draw:line>
        <draw:line draw:style-name="gr5" draw:text-style-name="P6" draw:layer="layout" svg:x1="3.07cm" svg:y1="9.69cm" svg:x2="4.022cm" svg:y2="9.69cm">
          <text:p/>
        </draw:line>
        <draw:line draw:style-name="gr6" draw:text-style-name="P6" draw:layer="layout" svg:x1="13.547cm" svg:y1="14.77cm" svg:x2="14.5cm" svg:y2="14.77cm">
          <text:p/>
        </draw:line>
        <draw:line draw:style-name="gr6" draw:text-style-name="P6" draw:layer="layout" svg:x1="14.5cm" svg:y1="14.77cm" svg:x2="14.5cm" svg:y2="9.372cm">
          <text:p/>
        </draw:line>
        <draw:line draw:style-name="gr6" draw:text-style-name="P6" draw:layer="layout" svg:x1="14.5cm" svg:y1="9.372cm" svg:x2="15.135cm" svg:y2="9.372cm">
          <text:p/>
        </draw:line>
        <draw:line draw:style-name="gr6" draw:text-style-name="P6" draw:layer="layout" svg:x1="9.42cm" svg:y1="15.087cm" svg:x2="8.785cm" svg:y2="15.087cm">
          <text:p/>
        </draw:line>
        <draw:line draw:style-name="gr6" draw:text-style-name="P6" draw:layer="layout" svg:x1="8.785cm" svg:y1="15.087cm" svg:x2="8.785cm" svg:y2="3.34cm">
          <text:p/>
        </draw:line>
        <draw:line draw:style-name="gr6" draw:text-style-name="P6" draw:layer="layout" svg:x1="8.785cm" svg:y1="3.34cm" svg:x2="9.42cm" svg:y2="2.705cm">
          <text:p/>
        </draw:line>
        <draw:line draw:style-name="gr6" draw:text-style-name="P6" draw:layer="layout" svg:x1="13.865cm" svg:y1="14.77cm" svg:x2="13.547cm" svg:y2="14.452cm">
          <text:p/>
        </draw:line>
        <draw:line draw:style-name="gr6" draw:text-style-name="P6" draw:layer="layout" svg:x1="13.865cm" svg:y1="14.77cm" svg:x2="13.547cm" svg:y2="15.087cm">
          <text:p/>
        </draw:line>
        <draw:line draw:style-name="gr6" draw:text-style-name="P6" draw:layer="layout" svg:x1="9.102cm" svg:y1="2.805cm" svg:x2="9.42cm" svg:y2="3.022cm">
          <text:p/>
        </draw:line>
        <draw:line draw:style-name="gr4" draw:text-style-name="P6" draw:layer="layout" svg:x1="9.42cm" svg:y1="14.77cm" svg:x2="9.42cm" svg:y2="15.405cm">
          <text:p/>
        </draw:line>
        <draw:line draw:style-name="gr6" draw:text-style-name="P6" draw:layer="layout" svg:x1="9.202cm" svg:y1="14.77cm" svg:x2="9.202cm" svg:y2="15.405cm">
          <text:p/>
        </draw:line>
        <draw:line draw:style-name="gr4" draw:text-style-name="P6" draw:layer="layout" svg:x1="8.467cm" svg:y1="3.022cm" svg:x2="8.15cm" svg:y2="2.705cm">
          <text:p/>
        </draw:line>
        <draw:line draw:style-name="gr4" draw:text-style-name="P6" draw:layer="layout" svg:x1="8.467cm" svg:y1="3.022cm" svg:x2="8.15cm" svg:y2="3.34cm">
          <text:p/>
        </draw:line>
        <draw:line draw:style-name="gr4" draw:text-style-name="P6" draw:layer="layout" svg:x1="5.927cm" svg:y1="7.785cm" svg:x2="17.357cm" svg:y2="7.785cm">
          <text:p/>
        </draw:line>
        <draw:line draw:style-name="gr4" draw:text-style-name="P6" draw:layer="layout" svg:x1="17.357cm" svg:y1="7.785cm" svg:x2="17.357cm" svg:y2="6.832cm">
          <text:p/>
        </draw:line>
        <draw:line draw:style-name="gr4" draw:text-style-name="P6" draw:layer="layout" svg:x1="4.022cm" svg:y1="3.34cm" svg:x2="3.387cm" svg:y2="3.34cm">
          <text:p/>
        </draw:line>
        <draw:line draw:style-name="gr4" draw:text-style-name="P6" draw:layer="layout" svg:x1="3.387cm" svg:y1="3.34cm" svg:x2="3.387cm" svg:y2="7.785cm">
          <text:p/>
        </draw:line>
        <draw:line draw:style-name="gr4" draw:text-style-name="P6" draw:layer="layout" svg:x1="3.387cm" svg:y1="7.785cm" svg:x2="6.245cm" svg:y2="7.785cm">
          <text:p/>
        </draw:line>
        <draw:line draw:style-name="gr4" draw:text-style-name="P6" draw:layer="layout" svg:x1="3.705cm" svg:y1="3.34cm" svg:x2="4.022cm" svg:y2="3.022cm">
          <text:p/>
        </draw:line>
        <draw:line draw:style-name="gr4" draw:text-style-name="P6" draw:layer="layout" svg:x1="3.705cm" svg:y1="3.34cm" svg:x2="4.022cm" svg:y2="3.657cm">
          <text:p/>
        </draw:line>
        <draw:line draw:style-name="gr4" draw:text-style-name="P6" draw:layer="layout" svg:x1="17.04cm" svg:y1="7.15cm" svg:x2="17.675cm" svg:y2="7.15cm">
          <text:p/>
        </draw:line>
        <draw:line draw:style-name="gr6" draw:text-style-name="P6" draw:layer="layout" svg:x1="14.817cm" svg:y1="9.155cm" svg:x2="14.817cm" svg:y2="10.007cm">
          <text:p/>
        </draw:line>
        <draw:line draw:style-name="gr6" draw:text-style-name="P6" draw:layer="layout" svg:x1="15.135cm" svg:y1="9.69cm" svg:x2="11.325cm" svg:y2="9.69cm">
          <text:p/>
        </draw:line>
        <draw:line draw:style-name="gr6" draw:text-style-name="P6" draw:layer="layout" svg:x1="11.325cm" svg:y1="9.69cm" svg:x2="11.325cm" svg:y2="13.5cm">
          <text:p/>
        </draw:line>
        <draw:line draw:style-name="gr6" draw:text-style-name="P6" draw:layer="layout" svg:x1="11.325cm" svg:y1="13.182cm" svg:x2="11.642cm" svg:y2="13.5cm">
          <text:p/>
        </draw:line>
        <draw:line draw:style-name="gr6" draw:text-style-name="P6" draw:layer="layout" svg:x1="11.325cm" svg:y1="13.182cm" svg:x2="11.007cm" svg:y2="13.5cm">
          <text:p/>
        </draw:line>
        <draw:line draw:style-name="gr4" draw:text-style-name="P6" draw:layer="layout" svg:x1="19.315cm" svg:y1="3.122cm" svg:x2="20.585cm" svg:y2="3.122cm">
          <text:p/>
        </draw:line>
        <draw:line draw:style-name="gr4" draw:text-style-name="P6" draw:layer="layout" svg:x1="20.467cm" svg:y1="3.122cm" svg:x2="20.467cm" svg:y2="6.615cm">
          <text:p/>
        </draw:line>
        <draw:line draw:style-name="gr4" draw:text-style-name="P6" draw:layer="layout" svg:x1="20.367cm" svg:y1="6.597cm" svg:x2="21.955cm" svg:y2="6.597cm">
          <text:p/>
        </draw:line>
        <draw:line draw:style-name="gr4" draw:text-style-name="P6" draw:layer="layout" svg:x1="21.737cm" svg:y1="6.297cm" svg:x2="21.737cm" svg:y2="6.932cm">
          <text:p/>
        </draw:line>
        <draw:line draw:style-name="gr4" draw:text-style-name="P6" draw:layer="layout" svg:x1="19.315cm" svg:y1="2.905cm" svg:x2="19.632cm" svg:y2="3.122cm">
          <text:p/>
        </draw:line>
        <draw:line draw:style-name="gr4" draw:text-style-name="P6" draw:layer="layout" svg:x1="19.298cm" svg:y1="3.439cm" svg:x2="19.615cm" svg:y2="3.122cm">
          <text:p/>
        </draw:line>
        <draw:custom-shape draw:style-name="gr7" draw:text-style-name="P7" draw:layer="layout" svg:width="0.317cm" svg:height="0.318cm" svg:x="19.44cm" svg:y="2.9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7cm" svg:height="0.318cm" svg:x="11.16cm" svg:y="12.9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7cm" svg:height="0.318cm" svg:x="13.7cm" svg:y="14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7cm" svg:height="0.318cm" svg:x="8.316cm" svg:y="2.8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7cm" svg:height="0.318cm" svg:x="3.54cm" svg:y="3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7T16:39:42.459819051</meta:creation-date>
    <dc:date>2023-05-29T17:26:49.369746510</dc:date>
    <meta:editing-duration>PT5H46M18S</meta:editing-duration>
    <meta:editing-cycles>13</meta:editing-cycles>
    <meta:generator>LibreOffice/7.0.4.2$Linux_X86_64 LibreOffice_project/00$Build-2</meta:generator>
    <meta:document-statistic meta:object-count="60"/>
  </office:meta>
</office:document-meta>
</file>